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Heading_20_1">
      <style:text-properties fo:language="pt" fo:country="BR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5" style:family="paragraph" style:parent-style-name="Text_20_body" style:list-style-name="L2">
      <style:paragraph-properties fo:margin-top="0.199cm" fo:margin-bottom="0.199cm"/>
    </style:style>
    <style:style style:name="P16" style:family="paragraph" style:parent-style-name="Text_20_body" style:list-style-name="L3">
      <style:paragraph-properties fo:margin-top="0.199cm" fo:margin-bottom="0.199cm"/>
    </style:style>
    <style:style style:name="P17" style:family="paragraph" style:parent-style-name="Text_20_body" style:list-style-name="L4">
      <style:paragraph-properties fo:margin-top="0.199cm" fo:margin-bottom="0.199cm"/>
    </style:style>
    <style:style style:name="P18" style:family="paragraph" style:parent-style-name="Text_20_body">
      <style:paragraph-properties fo:margin-top="0.199cm" fo:margin-bottom="0.199cm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Exibi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Exibir Prato</text:p>
      <text:h text:style-name="P11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1" text:outline-level="1">Referências </text:h>
      <text:p text:style-name="Text_20_body">Não há.</text:p>
      <text:h text:style-name="P11" text:outline-level="1">Atores</text:h>
      <text:p text:style-name="Text_20_body">Cliente.</text:p>
      <text:h text:style-name="P11" text:outline-level="1">Pré-condições</text:h>
      <text:list xml:id="list28393585" text:style-name="L1">
        <text:list-item>
          <text:p text:style-name="P13">Efetuar login no sistema.</text:p>
        </text:list-item>
      </text:list>
      <text:h text:style-name="P11" text:outline-level="1">Fluxos de Eventos</text:h>
      <text:h text:style-name="Heading_20_2" text:outline-level="2">Fluxo Básico</text:h>
      <text:p text:style-name="Text_20_body">Este caso de uso começa quando o cliente seleciona a opção Exibir Prato do menu principal:</text:p>
      <text:list xml:id="list28416091" text:style-name="L2">
        <text:list-item>
          <text:p text:style-name="P15">O cliente seleciona o estabelecimento no qual deseja efetuar a consulta.</text:p>
        </text:list-item>
        <text:list-item>
          <text:p text:style-name="P15">O sistema apresenta ao cliente um formulário com o seguinte campo para busca: Cardápio. Também apresenta uma grade para visualização dos pratos referentes ao cardápio o qual foi efetuada a busca, e as seguintes opções: “Buscar” e “Adicionar <text:s/>na Lista de Pedidos”.</text:p>
        </text:list-item>
        <text:list-item>
          <text:p text:style-name="P15">O caso de uso se encerra. <text:s text:c="2"/></text:p>
        </text:list-item>
      </text:list>
      <text:h text:style-name="Heading_20_2" text:outline-level="2">Fluxos Alternativos</text:h>
      <text:p text:style-name="P14">A1 – Buscar Prato</text:p>
      <text:p text:style-name="Text_20_body">No primeiro passo do fluxo básico:</text:p>
      <text:list xml:id="list28395872" text:style-name="L3">
        <text:list-item>
          <text:list>
            <text:list-item>
              <text:list>
                <text:list-item>
                  <text:p text:style-name="P16"><text:soft-page-break/>O cliente informa o valor do campo Cardápio para que seja efetuada a busca.</text:p>
                </text:list-item>
                <text:list-item>
                  <text:p text:style-name="P16">O cliente seleciona a opção Buscar.</text:p>
                </text:list-item>
                <text:list-item>
                  <text:p text:style-name="P16">O sistema efetua uma busca na base de dados do sistema e retorna os pratos referente ao cardápio na grade de visualização.</text:p>
                </text:list-item>
                <text:list-item>
                  <text:p text:style-name="P16">O sistema retorna ao segundo passo do fluxo básico.</text:p>
                </text:list-item>
              </text:list>
            </text:list-item>
          </text:list>
        </text:list-item>
      </text:list>
      <text:p text:style-name="P18">A2 – Adicionar na Lista de Pedidos</text:p>
      <text:p text:style-name="P10">No primeiro passo do fluxo básico:</text:p>
      <text:list xml:id="list28398266" text:style-name="L4">
        <text:list-item>
          <text:p text:style-name="P17">O cliente seleciona uma linha da grade de visualização referente ao prato presente no cardápio resultante da busca.</text:p>
        </text:list-item>
        <text:list-item>
          <text:p text:style-name="P17">O cliente seleciona a opção Adicionar na Lista de Pedidos.</text:p>
        </text:list-item>
        <text:list-item>
          <text:p text:style-name="P17">O sistema inclui o prato na tabela de pedidos do cliente na base de dados.</text:p>
        </text:list-item>
        <text:list-item>
          <text:p text:style-name="P17">O sistema retorna ao segundo passo do fluxo básico.</text:p>
        </text:list-item>
      </text:list>
      <text:p text:style-name="P10"/>
      <text:h text:style-name="P11" text:outline-level="1">Pontos de Extensão</text:h>
      <text:p text:style-name="Text_20_body">Não há.</text:p>
      <text:h text:style-name="P11" text:outline-level="1">Casos de Uso Incluídos</text:h>
      <text:p text:style-name="Text_20_body">Não há.</text:p>
      <text:h text:style-name="P11" text:outline-level="1">Pós-Condições</text:h>
      <text:p text:style-name="Text_20_body">Não há.</text:p>
      <text:h text:style-name="P11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30:13.88</dc:date>
    <meta:editing-cycles>22</meta:editing-cycles>
    <meta:editing-duration>PT01H33M33S</meta:editing-duration>
    <meta:generator>OpenOffice.org/3.1$Win32 OpenOffice.org_project/310m11$Build-9399</meta:generator>
    <dc:creator>Pedro </dc:creator>
    <meta:document-statistic meta:table-count="1" meta:image-count="0" meta:object-count="0" meta:page-count="2" meta:paragraph-count="49" meta:word-count="328" meta:character-count="1785"/>
    <meta:user-defined meta:name="ReqProMenus" meta:value-type="boolean">false</meta:user-defined>
  </office:meta>
</office:document-meta>
</file>